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B10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7" style:family="table-row">
      <style:table-row-properties style:min-row-height="0.3528in" fo:keep-together="auto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B10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officeooo:rsid="0000ba09" officeooo:paragraph-rsid="0000ba09"/>
    </style:style>
    <style:style style:name="P16" style:family="paragraph" style:parent-style-name="Table_20_Contents">
      <style:paragraph-properties style:snap-to-layout-grid="false"/>
      <style:text-properties fo:language="en" fo:country="US"/>
    </style:style>
    <style:style style:name="P17" style:family="paragraph" style:parent-style-name="Table_20_Contents">
      <style:paragraph-properties style:snap-to-layout-grid="false"/>
      <style:text-properties fo:language="en" fo:country="US" officeooo:rsid="0000ba09" officeooo:paragraph-rsid="0000ba0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0ba09"/>
    </style:style>
    <style:style style:name="T4" style:family="text">
      <style:text-properties officeooo:rsid="0000ba09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Работы по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0%</text:p>
          </table:table-cell>
          <table:table-cell table:style-name="Таблица1.A2" office:value-type="string">
            <text:p text:style-name="P11">3 часа / <text:span text:style-name="T4">0 часов</text:span></text:p>
          </table:table-cell>
          <table:table-cell table:style-name="Таблица1.E15" office:value-type="string">
            <text:p text:style-name="P11">Перенос на 31.07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1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7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100%</text:p>
          </table:table-cell>
          <table:table-cell table:style-name="Таблица1.A2" office:value-type="string">
            <text:p text:style-name="P11">12 часов / 1<text:span text:style-name="T4">3</text:span> часов</text:p>
          </table:table-cell>
          <table:table-cell table:style-name="Таблица1.E15" office:value-type="string">
            <text:p text:style-name="P15">Недетализованные требования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11">4 часа / <text:span text:style-name="T4">4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11">2 часа / <text:span text:style-name="T4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11">3 часа / <text:span text:style-name="T4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статьи по <text:span text:style-name="T1">Jabbe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9"><text:span text:style-name="T2">2</text:span> <text:span text:style-name="T2">часа / </text:span><text:span text:style-name="T3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11"><text:span text:style-name="T1">3</text:span> часа / <text:span text:style-name="T4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татьи в <text:span text:style-name="T1">blog </text:span>компании.</text:p>
          </table:table-cell>
          <table:table-cell table:style-name="Таблица1.B10" office:value-type="percentage" office:value="1">
            <text:p text:style-name="P11">100.00%</text:p>
          </table:table-cell>
          <table:table-cell table:style-name="Таблица1.A2" office:value-type="string">
            <text:p text:style-name="P11">0%</text:p>
          </table:table-cell>
          <table:table-cell table:style-name="Таблица1.A2" office:value-type="string">
            <text:p text:style-name="P11">2 часа / <text:span text:style-name="T4">0 часов</text:span></text:p>
          </table:table-cell>
          <table:table-cell table:style-name="Таблица1.E15" office:value-type="string">
            <text:p text:style-name="P15">Перенес на следующую неделю</text:p>
          </table:table-cell>
        </table:table-row>
        <table:table-row table:style-name="Таблица1.1">
          <table:table-cell table:style-name="Таблица1.A2" office:value-type="string">
            <text:p text:style-name="P11">Приведение навыков тестировщиков к общему формату с разработчиками.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0%</text:p>
          </table:table-cell>
          <table:table-cell table:style-name="Таблица1.A2" office:value-type="string">
            <text:p text:style-name="P11"><text:span text:style-name="T1">3</text:span> часов / <text:span text:style-name="T4">0 часов</text:span></text:p>
          </table:table-cell>
          <table:table-cell table:style-name="Таблица1.E15" office:value-type="string">
            <text:p text:style-name="P15">Перенес на следующую неделю.</text:p>
          </table:table-cell>
        </table:table-row>
        <table:table-row table:style-name="Таблица1.1">
          <table:table-cell table:style-name="Таблица1.A2" office:value-type="string">
            <text:p text:style-name="P11">Контроль результатов нагрузочного тестирования <text:span text:style-name="T1">CE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1">0%</text:p>
          </table:table-cell>
          <table:table-cell table:style-name="Таблица1.A2" office:value-type="string">
            <text:p text:style-name="P9">3 <text:span text:style-name="T2">часа / </text:span><text:span text:style-name="T3">0 часов</text:span></text:p>
          </table:table-cell>
          <table:table-cell table:style-name="Таблица1.E15" office:value-type="string">
            <text:p text:style-name="P15">Результаты не готовы</text:p>
          </table:table-cell>
        </table:table-row>
        <table:table-row table:style-name="Таблица1.1">
          <table:table-cell table:style-name="Таблица1.A2" office:value-type="string">
            <text:p text:style-name="P11">Планирование нагрузочного тестирования по <text:span text:style-name="T1">All access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7"><text:span text:style-name="T2">100%</text:span></text:p>
          </table:table-cell>
          <table:table-cell table:style-name="Таблица1.A2" office:value-type="string">
            <text:p text:style-name="P9">4 <text:span text:style-name="T2">часа / </text:span><text:span text:style-name="T3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5">100%</text:p>
          </table:table-cell>
          <table:table-cell table:style-name="Таблица1.A2" office:value-type="string">
            <text:p text:style-name="P11">2 часа / <text:span text:style-name="T4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B10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15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5">Разбор дефектов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4">3</text:span> часа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5">Работа с ПИР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6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31">
            <text:p text:style-name="P11">07/<text:span text:style-name="T4">31</text:span>/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6">
            <text:p text:style-name="P11">0<text:span text:style-name="T4">8</text:span>/<text:span text:style-name="T4">06</text:span>/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<text:span text:style-name="T4">8</text:span>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4">
            <text:p text:style-name="P11"><text:span text:style-name="T4">08</text:span>/<text:span text:style-name="T4">04</text:span>/17</text:p>
          </table:table-cell>
          <table:table-cell table:style-name="Таблица4.A2" office:value-type="string">
            <text:p text:style-name="P11">1<text:span text:style-name="T4">8</text:span> часов</text:p>
          </table:table-cell>
          <table:table-cell table:style-name="Таблица4.E14" office:value-type="string">
            <text:p text:style-name="P11">Фирсанов К.А. <text:span text:style-name="T4">Аладьев Р.</text:span></text:p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4">Управление тестированием на</text:span>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4">
            <text:p text:style-name="P11">0<text:span text:style-name="T4">8</text:span>/<text:span text:style-name="T4">04</text:span>/17</text:p>
          </table:table-cell>
          <table:table-cell table:style-name="Таблица4.A2" office:value-type="string">
            <text:p text:style-name="P11"><text:span text:style-name="T4">6</text:span> час<text:span text:style-name="T4">ов</text:span>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8-02">
            <text:p text:style-name="P11">0<text:span text:style-name="T4">8</text:span>/<text:span text:style-name="T4">02</text:span>/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14" office:value-type="string"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4">
            <text:p text:style-name="P11">0<text:span text:style-name="T4">8</text:span>/<text:span text:style-name="T4">04</text:span>/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14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5">Подготовить фронт работ на авшуст для Константинова и Аладьева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8-03">
            <text:p text:style-name="P11">0<text:span text:style-name="T4">8</text:span>/<text:span text:style-name="T4">03</text:span>/17</text:p>
          </table:table-cell>
          <table:table-cell table:style-name="Таблица4.A2" office:value-type="string">
            <text:p text:style-name="P9"><text:span text:style-name="T2">2</text:span> <text:span text:style-name="T2">часа</text:span>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4">
            <text:p text:style-name="P11">0<text:span text:style-name="T4">8</text:span>/<text:span text:style-name="T4">04</text:span>/17</text:p>
          </table:table-cell>
          <table:table-cell table:style-name="Таблица4.A2" office:value-type="string">
            <text:p text:style-name="P11"><text:span text:style-name="T1">3</text:span> часа</text:p>
          </table:table-cell>
          <table:table-cell table:style-name="Таблица4.E14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татьи в <text:span text:style-name="T1">blog </text:span>компании.</text:p>
          </table:table-cell>
          <table:table-cell table:style-name="Таблица4.B10" office:value-type="percentage" office:value="1">
            <text:p text:style-name="P11">100.00%</text:p>
          </table:table-cell>
          <table:table-cell table:style-name="Таблица4.C2" office:value-type="date" office:date-value="2017-08-01">
            <text:p text:style-name="P11">0<text:span text:style-name="T4">8</text:span>/<text:span text:style-name="T4">01</text:span>/17</text:p>
          </table:table-cell>
          <table:table-cell table:style-name="Таблица4.A2" office:value-type="string">
            <text:p text:style-name="P11"><text:span text:style-name="T4">4</text:span> часа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Приведение навыков тестировщиков к общему формату с разработчиками.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3">
            <text:p text:style-name="P11">0<text:span text:style-name="T4">8</text:span>/<text:span text:style-name="T4">03</text:span>/17</text:p>
          </table:table-cell>
          <table:table-cell table:style-name="Таблица4.A2" office:value-type="string">
            <text:p text:style-name="P11"><text:span text:style-name="T1">3</text:span> часов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результатов нагрузочного тестирования <text:span text:style-name="T1">CE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8-01">
            <text:p text:style-name="P11">0<text:span text:style-name="T4">8</text:span>/<text:span text:style-name="T4">01</text:span>/17</text:p>
          </table:table-cell>
          <table:table-cell table:style-name="Таблица4.A2" office:value-type="string">
            <text:p text:style-name="P9">3 <text:span text:style-name="T2">часа</text:span></text:p>
          </table:table-cell>
          <table:table-cell table:style-name="Таблица4.E14" office:value-type="string">
            <text:p text:style-name="P11">Фирсанов К.А. <text:span text:style-name="T4">Цыганкова О.</text:span></text:p>
          </table:table-cell>
        </table:table-row>
        <table:table-row table:style-name="Таблица4.7">
          <table:table-cell table:style-name="Таблица4.A2" office:value-type="string">
            <text:p text:style-name="P11">Планирование нагрузочного тестирования по <text:span text:style-name="T1">All access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3">0</text:span><text:span text:style-name="T2">8/</text:span>0<text:span text:style-name="T4">4</text:span>/17</text:p>
          </table:table-cell>
          <table:table-cell table:style-name="Таблица4.A2" office:value-type="string">
            <text:p text:style-name="P9"><text:span text:style-name="T4">2</text:span> <text:span text:style-name="T2">часа</text:span></text:p>
          </table:table-cell>
          <table:table-cell table:style-name="Таблица4.E14" office:value-type="string">
            <text:p text:style-name="P11">Фирсанов К.А. <text:span text:style-name="T4">Бабило М. Дудник В.</text:span></text:p>
          </table:table-cell>
        </table:table-row>
        <table:table-row table:style-name="Таблица4.7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8-01">
            <text:p text:style-name="P11">0<text:span text:style-name="T4">8</text:span>/<text:span text:style-name="T4">01</text:span>/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14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7-31T10:08:39.808952421</dc:date>
    <meta:editing-cycles>75</meta:editing-cycles>
    <meta:editing-duration>P1DT58M4S</meta:editing-duration>
    <meta:generator>LibreOffice/5.1.6.2$Linux_X86_64 LibreOffice_project/10m0$Build-2</meta:generator>
    <meta:document-statistic meta:table-count="4" meta:image-count="0" meta:object-count="0" meta:page-count="4" meta:paragraph-count="155" meta:word-count="428" meta:character-count="2694" meta:non-whitespace-character-count="2420"/>
  </office:meta>
</office:document-meta>
</file>